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10CEB180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0CEB458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0CEB506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0CEB740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0CEB1014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0CEB1045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0CEB1096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0CEB1121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1CEB3469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1CEB5423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1CEB5897S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CEB5898S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CEB5899S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CEB6976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1CEB7020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1_10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1_10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1_10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1_10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1_11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CEB211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2CEB4903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2_11007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2_11519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2_11556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3CEB429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3CEB431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3CEB432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3CEB808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3CEB1205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3LSAL02229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3LSAL02906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3LSAL04317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4LSAL01170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4LSAL01359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4LSAL02324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4LSAL03800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4LSAL04138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4LSAL045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LSAL04713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4LSAL048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LSAL050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LSAL05112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4_105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_105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_106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_106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_106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_106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_106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_106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_106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_10841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4_10894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4_10896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0LSAL00144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0LSAL00169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1CEB93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1CEB317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1CEB561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1CEB2164S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1CEB2250S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1CEB2251S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1CEB2326S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1CEB2663S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1CEB2813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1CEB2816S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1CEB2817S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1CEB2911S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1CEB3015S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1CEB3431S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1CEB3440S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1CEB3685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1CEB4110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1CEB4113S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CEB4439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1CEB4447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1CEB4545S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CEB4681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1CEB4686S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CEB4791S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CEB4793S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CEB5315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1CEB5591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1CEB6166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1CEB6179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1CEB6460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1CEB6464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1CEB6548S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CEB6549S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CEB6555S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CEB6557S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CEB6561S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CEB6568S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CEB6571S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CEB6573S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CEB6575S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CEB7032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1_01090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1_01351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1_01427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1_01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1_019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1_019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1_019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1_02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1_021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1_022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1_022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1_022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1_022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1_066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1_067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1_086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1_086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1_086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1_092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1_101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1_11504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1_11530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1_11533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1_11554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1_11557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1_11563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484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485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671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766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1033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1215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1657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1732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2305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2472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2507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2551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3040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3043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3073SAL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12CEB3303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3331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4049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4101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4362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4367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4477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4512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4594S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CEB4764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4916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2CEB5317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2_08342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2_08456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2_08690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13CEB1351SAL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3LSAL02233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3LSAL02373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3LSAL02968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3LSAL03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3LSAL03111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3LSAL03823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3LSAL03851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3LSAL04650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4LSAL00330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4LSAL00752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4LSAL01904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4LSAL01907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4LSAL02130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4LSAL02850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4LSAL03093</text:p>
          </table:table-cell>
          <table:table-cell office:value-type="string" calcext:value-type="string">
            <text:p>S. Typhimurium</text:p>
          </table:table-cell>
        </table:table-row>
        <table:table-row table:style-name="ro1">
          <table:table-cell office:value-type="string" calcext:value-type="string">
            <text:p>2014LSAL03156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4LSAL03854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4LSAL04070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4LSAL04192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4LSAL04847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4LSAL05406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4LSAL05595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4_01905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4_02034</text:p>
          </table:table-cell>
          <table:table-cell office:value-type="string" calcext:value-type="string">
            <text:p>S. 1,4,5,12:i:-</text:p>
          </table:table-cell>
        </table:table-row>
        <table:table-row table:style-name="ro1">
          <table:table-cell office:value-type="string" calcext:value-type="string">
            <text:p>2014_02059</text:p>
          </table:table-cell>
          <table:table-cell office:value-type="string" calcext:value-type="string">
            <text:p>S. 1,4,5,12:i: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 style:data-style-name="N2" text:time-value="12:00:35.1217845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5:01:07.209830264</meta:creation-date>
    <dc:date>2021-11-24T12:01:56.830449350</dc:date>
    <meta:editing-duration>PT2M1S</meta:editing-duration>
    <meta:editing-cycles>2</meta:editing-cycles>
    <meta:generator>LibreOffice/6.4.7.2$Linux_X86_64 LibreOffice_project/40$Build-2</meta:generator>
    <meta:document-statistic meta:table-count="1" meta:cell-count="362" meta:object-count="0"/>
  </office:meta>
</office:document-meta>
</file>